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35f" officeooo:paragraph-rsid="0001235f"/>
    </style:style>
    <style:style style:name="P2" style:family="paragraph" style:parent-style-name="Standard">
      <style:text-properties officeooo:paragraph-rsid="0001235f"/>
    </style:style>
    <style:style style:name="T1" style:family="text">
      <style:text-properties officeooo:rsid="0001235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y favourite food contains</text:span></text:p>
      <text:p text:style-name="P1">1. Burgers.</text:p>
      <text:p text:style-name="P1">2.pizza.</text:p>
      <text:p text:style-name="P1">3.indian foo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09:46.021641454</meta:creation-date>
    <dc:date>2018-11-15T15:12:14.524106400</dc:date>
    <meta:editing-duration>PT2M30S</meta:editing-duration>
    <meta:editing-cycles>1</meta:editing-cycles>
    <meta:document-statistic meta:table-count="0" meta:image-count="0" meta:object-count="0" meta:page-count="1" meta:paragraph-count="4" meta:word-count="9" meta:character-count="58" meta:non-whitespace-character-count="53"/>
    <meta:generator>LibreOffice/5.1.6.2$Linux_X86_64 LibreOffice_project/10m0$Build-2</meta:generator>
  </office:meta>
</office:document-meta>
</file>